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15D000038B98627FFF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 style:text-autospace="none"/>
    </style:style>
    <style:style style:name="P2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T1" style:family="text">
      <style:text-properties style:font-name="Calibri" fo:font-size="11pt" style:font-name-asian="Calibri" style:font-size-asian="11pt" style:font-name-complex="Calibri" style:font-size-complex="11pt"/>
    </style:style>
    <style:style style:name="T2" style:family="text">
      <style:text-properties style:use-window-font-color="true" style:font-name="Calibri" fo:font-size="11pt" fo:language="en" fo:country="none" style:text-underline-style="non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4.8272in" draw:z-index="0"><draw:image xlink:href="Pictures/200000070000515D000038B98627FFFC.svm" xlink:type="simple" xlink:show="embed" xlink:actuate="onLoad"/></draw:frame><text:a xlink:type="simple" xlink:href="https://www.draftkings.com/help/rules/mma" text:style-name="Internet_20_link" text:visited-style-name="Visited_20_Internet_20_Link">https://www.draftkings.com/help/rules/mma</text:a></text:p>
      <text:p text:style-name="Standard"/>
      <text:p text:style-name="P1"><text:a xlink:type="simple" xlink:href="http://ufcstats.com/fighter-details/f4c49976c75c5ab2" text:style-name="Internet_20_link" text:visited-style-name="Visited_20_Internet_20_Link"><text:span text:style-name="T2">http://ufcstats.com/fighter-details/f4c49976c75c5ab2</text:span></text:a><text:span text:style-name="T1"> <text:s text:c="3"/>ko/submission divided by wins</text:span></text:p>
      <text:p text:style-name="P2"/>
      <text:p text:style-name="P2">check to see overs and unders sports book, check to see sspm, tdpm, ko or sub divided by wins</text:p>
      <text:p text:style-name="P2">create an algo based on that</text:p>
      <text:p text:style-name="P2">basic non ai one:</text:p>
      <text:p text:style-name="P2">if numrounds = 3:</text:p>
      <text:p text:style-name="P2"><text:tab/>avg_round_bonus_if_win = 58.75</text:p>
      <text:p text:style-name="P2">elif numrounds <text:s/>= 5:</text:p>
      <text:p text:style-name="P2"><text:tab/>avg_ round_bonus_if_win = 52.5</text:p>
      <text:p text:style-name="P1"><text:span text:style-name="T1">.5* sspm*numrounds*5 + 5.0*tdpm*numrounds*5 + round_bonus = fantasy points = fpt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 n</meta:initial-creator>
    <meta:creation-date>2019-03-05T01:09:57.35</meta:creation-date>
    <dc:date>2019-03-05T01:20:29.63</dc:date>
    <dc:creator>be n</dc:creator>
    <meta:editing-duration>PT10M32S</meta:editing-duration>
    <meta:editing-cycles>2</meta:editing-cycles>
    <meta:generator>OpenOffice/4.1.4$Win32 OpenOffice.org_project/414m5$Build-9788</meta:generator>
    <meta:document-statistic meta:table-count="0" meta:image-count="1" meta:object-count="0" meta:page-count="1" meta:paragraph-count="10" meta:word-count="61" meta:character-count="444"/>
  </office:meta>
</office:document-meta>
</file>